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cm" svg:stroke-color="#000000" draw:marker-start-width="0.655cm" draw:marker-end-width="0.655cm" draw:fill="solid" draw:fill-color="#ffffff" draw:opacity="100%" draw:textarea-horizontal-align="justify" draw:textarea-vertical-align="middle" draw:auto-grow-height="false" fo:min-height="2.43cm" fo:min-width="3.81cm" fo:padding-top="0.2cm" fo:padding-bottom="0.2cm" fo:padding-left="0.325cm" fo:padding-right="0.325cm" draw:shadow-opacity="100%" style:protect="position size"/>
    </style:style>
    <style:style style:name="gr2" style:family="graphic" style:parent-style-name="standard">
      <style:graphic-properties svg:stroke-width="0.15cm" svg:stroke-color="#000000" draw:marker-start-width="0.655cm" draw:marker-end-width="0.655cm" draw:fill="solid" draw:fill-color="#ffffff" draw:opacity="100%" draw:textarea-horizontal-align="right" draw:textarea-vertical-align="top" draw:auto-grow-height="false" fo:min-height="2.411cm" fo:min-width="2.074cm" fo:padding-top="0.2cm" fo:padding-bottom="0.2cm" fo:padding-left="0.325cm" fo:padding-right="0.325cm" draw:shadow-opacity="100%"/>
    </style:style>
    <style:style style:name="gr3" style:family="graphic" style:parent-style-name="standard">
      <style:graphic-properties svg:stroke-width="0.15cm" svg:stroke-color="#000000" draw:marker-start-width="0.655cm" draw:marker-end-width="0.655cm" draw:fill="solid" draw:fill-color="#ffffff" draw:opacity="100%" draw:textarea-horizontal-align="justify" draw:textarea-vertical-align="middle" draw:auto-grow-height="false" fo:min-height="2.43cm" fo:min-width="3.95cm" fo:padding-top="0.2cm" fo:padding-bottom="0.2cm" fo:padding-left="0.325cm" fo:padding-right="0.325cm" draw:shadow-opacity="100%" style:protect="position size"/>
    </style:style>
    <style:style style:name="gr4" style:family="graphic" style:parent-style-name="standard">
      <style:graphic-properties svg:stroke-width="0.15cm" svg:stroke-color="#000000" draw:marker-start-width="0.655cm" draw:marker-end-width="0.655cm" draw:fill="solid" draw:fill-color="#ffffff" draw:opacity="100%" draw:textarea-horizontal-align="right" draw:textarea-vertical-align="top" draw:auto-grow-height="false" fo:min-height="2.411cm" fo:min-width="2.074cm" fo:padding-top="0.2cm" fo:padding-bottom="0.2cm" fo:padding-left="0.325cm" fo:padding-right="0.325cm" draw:shadow-opacity="100%" style:protect="position size"/>
    </style:style>
    <style:style style:name="gr5" style:family="graphic" style:parent-style-name="objectwithoutfill">
      <style:graphic-properties svg:stroke-width="0.15cm" svg:stroke-color="#000000" draw:marker-start-width="0.655cm" draw:marker-end-width="0.655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cm" svg:stroke-color="#000000" draw:marker-start-width="0.655cm" draw:marker-end-width="0.655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cm" fo:min-width="10.374cm"/>
    </style:style>
    <style:style style:name="gr8" style:family="graphic" style:parent-style-name="standard">
      <style:graphic-properties svg:stroke-width="0.15cm" svg:stroke-color="#000000" draw:marker-start-width="0.655cm" draw:marker-end-width="0.655cm" draw:fill="solid" draw:fill-color="#ffffff" draw:opacity="100%" draw:textarea-horizontal-align="justify" draw:textarea-vertical-align="middle" draw:auto-grow-height="false" fo:min-height="3.172cm" fo:min-width="2.181cm" fo:padding-top="0.2cm" fo:padding-bottom="0.2cm" fo:padding-left="0.325cm" fo:padding-right="0.325cm" draw:shadow-opacity="100%"/>
    </style:style>
    <style:style style:name="gr9" style:family="graphic" style:parent-style-name="standard">
      <style:graphic-properties svg:stroke-width="0.15cm" svg:stroke-color="#000000" draw:marker-start-width="0.655cm" draw:marker-end-width="0.655cm" draw:fill="solid" draw:fill-color="#ffffff" draw:opacity="100%" draw:textarea-horizontal-align="justify" draw:textarea-vertical-align="middle" draw:auto-grow-height="false" fo:min-height="2.28cm" fo:min-width="3.66cm" fo:padding-top="0.2cm" fo:padding-bottom="0.2cm" fo:padding-left="0.325cm" fo:padding-right="0.325cm" draw:shadow-opacity="100%"/>
    </style:style>
    <style:style style:name="gr10" style:family="graphic" style:parent-style-name="standard">
      <style:graphic-properties svg:stroke-width="0.15cm" svg:stroke-color="#000000" draw:marker-start-width="0.655cm" draw:marker-end-width="0.655cm" draw:textarea-vertical-align="middle" fo:padding-top="0.2cm" fo:padding-bottom="0.2cm" fo:padding-left="0.325cm" fo:padding-right="0.325cm" style:protect="position size"/>
    </style:style>
    <style:style style:name="gr11" style:family="graphic" style:parent-style-name="standard">
      <style:graphic-properties svg:stroke-width="0.15cm" svg:stroke-color="#000000" draw:marker-start-width="0.655cm" draw:marker-end-width="0.655cm" draw:fill="solid" draw:fill-color="#ffffff" draw:opacity="100%" draw:textarea-horizontal-align="justify" draw:textarea-vertical-align="middle" draw:auto-grow-height="false" fo:min-height="2.43cm" fo:min-width="3.81cm" fo:padding-top="0.2cm" fo:padding-bottom="0.2cm" fo:padding-left="0.325cm" fo:padding-right="0.325cm" draw:shadow-opacity="100%" style:protect="size"/>
    </style:style>
    <style:style style:name="gr12" style:family="graphic" style:parent-style-name="standard">
      <style:graphic-properties svg:stroke-width="0.15cm" svg:stroke-color="#000000" draw:marker-start-width="0.655cm" draw:marker-end-width="0.655cm" draw:fill="solid" draw:fill-color="#ffffff" draw:opacity="100%" draw:textarea-vertical-align="middle" fo:padding-top="0.2cm" fo:padding-bottom="0.2cm" fo:padding-left="0.325cm" fo:padding-right="0.325cm" draw:shadow-opacity="100%"/>
    </style:style>
    <style:style style:name="gr13" style:family="graphic" style:parent-style-name="standard">
      <style:graphic-properties svg:stroke-width="0.15cm" svg:stroke-color="#000000" draw:marker-start-width="0.655cm" draw:marker-end-width="0.655cm" draw:fill="solid" draw:fill-color="#ffffff" draw:opacity="100%" draw:textarea-horizontal-align="justify" draw:textarea-vertical-align="middle" draw:auto-grow-height="false" fo:min-height="1.642cm" fo:min-width="1.392cm" fo:padding-top="0.2cm" fo:padding-bottom="0.2cm" fo:padding-left="0.325cm" fo:padding-right="0.325cm" draw:shadow-opacity="100%"/>
    </style:style>
    <style:style style:name="gr14" style:family="graphic" style:parent-style-name="objectwithoutfill">
      <style:graphic-properties svg:stroke-width="0.15cm" svg:stroke-color="#000000" draw:marker-start-width="0.655cm" draw:marker-end-width="0.655cm" draw:fill="solid" draw:fill-color="#ffffff" draw:opacity="100%" draw:textarea-vertical-align="middle" fo:padding-top="0.2cm" fo:padding-bottom="0.2cm" fo:padding-left="0.325cm" fo:padding-right="0.325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fo:color="#000000" fo:font-size="29pt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 draw:opacity="100%"/>
      <style:paragraph-properties fo:text-align="end"/>
      <style:text-properties fo:color="#000000" fo:font-size="29pt" fo:font-weight="bold" style:font-size-asian="18pt" style:font-weight-asian="bold" style:font-size-complex="18pt" style:font-weight-complex="bold" style:font-relief="engraved"/>
    </style:style>
    <style:style style:name="P5" style:family="paragraph">
      <loext:graphic-properties draw:fill="solid" draw:fill-color="#ffffff" draw:opacity="100%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ffffff" draw:opacity="100%"/>
      <style:paragraph-properties fo:text-align="center"/>
      <style:text-properties fo:color="#000000" fo:font-size="29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29pt" fo:font-weight="bold" style:font-size-asian="18pt" style:font-size-complex="18pt"/>
    </style:style>
    <style:style style:name="P9" style:family="paragraph">
      <style:paragraph-properties fo:text-align="center"/>
      <style:text-properties fo:color="#000000"/>
    </style:style>
    <style:style style:name="P10" style:family="paragraph">
      <loext:graphic-properties draw:fill="solid" draw:fill-color="#ffffff" draw:opacity="100%"/>
      <style:paragraph-properties fo:text-align="center"/>
      <style:text-properties fo:color="#000000" fo:font-size="24.6000003814697pt" fo:font-weight="bold" style:font-weight-asian="bold" style:font-weight-complex="bold"/>
    </style:style>
    <style:style style:name="P11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fo:color="#000000" fo:font-size="29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29pt" fo:font-weight="bold" style:font-weight-asian="bold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29pt" fo:font-weight="bold" style:font-size-asian="18pt" style:font-size-complex="18pt"/>
    </style:style>
    <style:style style:name="T5" style:family="text">
      <style:text-properties fo:color="#000000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" draw:style-name="dp1" draw:master-page-name="Standaard">
        <draw:custom-shape draw:style-name="gr1" draw:text-style-name="P2" xml:id="id5" draw:id="id5" draw:layer="layout" svg:width="4.31cm" svg:height="2.68cm" svg:x="6.2cm" svg:y="6.68cm">
          <text:p text:style-name="P1"><text:span text:style-name="T1">R10</text:span></text:p>
          <text:p text:style-name="P1"><text:span text:style-name="T2">initPr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xml:id="id2" draw:id="id2" draw:layer="layout" svg:width="4.31cm" svg:height="2.66cm" svg:x="17.65cm" svg:y="6.581cm">
          <text:p text:style-name="P3"><text:span text:style-name="T1">C1 0*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5" xml:id="id1" draw:id="id1" draw:layer="layout" svg:width="4.31cm" svg:height="2.68cm" svg:x="17.65cm" svg:y="1cm">
          <text:p text:style-name="P1"><text:span text:style-name="T3">Indexter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4.31cm" svg:height="2.68cm" svg:x="24.2cm" svg:y="6.58cm">
          <text:p text:style-name="P1"><text:span text:style-name="T1">R19</text:span></text:p>
          <text:p text:style-name="P1"><text:span text:style-name="T2">finPr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xml:id="id4" draw:id="id4" draw:layer="layout" svg:width="4.45cm" svg:height="2.68cm" svg:x="17.58cm" svg:y="17.7cm">
          <text:p text:style-name="P1"><text:span text:style-name="T1">R30</text:span></text:p>
          <text:p text:style-name="P1"><text:span text:style-name="T3">procTer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3" draw:id="id3" draw:layer="layout" svg:width="4.31cm" svg:height="2.66cm" svg:x="17.65cm" svg:y="12.142cm">
          <text:p text:style-name="P3"><text:span text:style-name="T1">C2 0*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7" draw:layer="layout" draw:type="line" svg:x1="19.805cm" svg:y1="3.68cm" svg:x2="19.805cm" svg:y2="6.581cm" draw:start-shape="id1" draw:start-glue-point="6" draw:end-shape="id2" draw:end-glue-point="4" svg:d="M19805 3680v2901" svg:viewBox="0 0 1 2902">
          <text:p/>
        </draw:connector>
        <draw:connector draw:style-name="gr5" draw:text-style-name="P7" draw:layer="layout" draw:type="line" svg:x1="19.805cm" svg:y1="9.241cm" svg:x2="19.805cm" svg:y2="12.142cm" draw:start-shape="id2" draw:start-glue-point="6" draw:end-shape="id3" draw:end-glue-point="4" svg:d="M19805 9241v2901" svg:viewBox="0 0 1 2902">
          <text:p/>
        </draw:connector>
        <draw:connector draw:style-name="gr5" draw:text-style-name="P7" draw:layer="layout" draw:type="line" svg:x1="19.805cm" svg:y1="14.802cm" svg:x2="19.805cm" svg:y2="17.7cm" draw:start-shape="id3" draw:start-glue-point="6" draw:end-shape="id4" draw:end-glue-point="4" svg:d="M19805 14802v2898" svg:viewBox="0 0 1 2899">
          <text:p/>
        </draw:connector>
        <draw:connector draw:style-name="gr6" draw:text-style-name="P1" draw:layer="layout" draw:line-skew="-0.999cm" svg:x1="8.355cm" svg:y1="6.68cm" svg:x2="26.355cm" svg:y2="6.58cm" draw:start-shape="id5" draw:start-glue-point="4" draw:end-shape="id6" draw:end-glue-point="4" svg:d="M8355 6680v-1674h18000v1574" svg:viewBox="0 0 18001 1675">
          <text:p/>
        </draw:connector>
        <draw:frame draw:style-name="gr7" draw:text-style-name="P8" draw:layer="layout" svg:width="14cm" svg:height="3.3cm" svg:x="0.9cm" svg:y="17.08cm">
          <draw:text-box>
            <text:p><text:span text:style-name="T4">C1 for all .dita files</text:span></text:p>
            <text:p><text:span text:style-name="T4">C2 </text:span><text:span text:style-name="T5">for all terms if term in DITA file, for all <text:s text:c="3"/></text:span></text:p>
            <text:p><text:span text:style-name="T5"><text:s text:c="9"/></text:span><text:span text:style-name="T5">allowed tags if tag in DITA file</text:span></text:p>
          </draw:text-box>
        </draw:frame>
        <draw:custom-shape draw:style-name="gr8" draw:text-style-name="P6" xml:id="id9" draw:id="id9" draw:layer="layout" svg:width="2.68cm" svg:height="4.31cm" svg:x="1cm" svg:y="10.8cm">
          <text:p text:style-name="P1"><text:span text:style-name="T1">init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2" xml:id="id8" draw:id="id8" draw:layer="layout" svg:width="4.31cm" svg:height="2.68cm" svg:x="24.2cm" svg:y="12.132cm">
          <text:p text:style-name="P1"><text:span text:style-name="T1">R29</text:span></text:p>
          <text:p text:style-name="P1"><text:span text:style-name="T3">finDITA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xml:id="id7" draw:id="id7" draw:layer="layout" svg:width="4.31cm" svg:height="2.68cm" svg:x="6.2cm" svg:y="12.132cm">
          <text:p text:style-name="P1"><text:span text:style-name="T1">R20</text:span></text:p>
          <text:p text:style-name="P1"><text:span text:style-name="T3">initDITA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-0.757cm" svg:x1="8.355cm" svg:y1="12.132cm" svg:x2="26.355cm" svg:y2="12.132cm" draw:start-shape="id7" draw:start-glue-point="4" draw:end-shape="id8" draw:end-glue-point="4" svg:d="M8355 12132v-1332h18000v1332" svg:viewBox="0 0 18001 1333">
          <text:p/>
        </draw:connector>
        <draw:connector draw:style-name="gr6" draw:text-style-name="P1" draw:layer="layout" svg:x1="8.355cm" svg:y1="9.36cm" svg:x2="2.34cm" svg:y2="10.8cm" draw:start-shape="id5" draw:start-glue-point="6" draw:end-shape="id9" draw:end-glue-point="4" svg:d="M8355 9360v721h-6015v719" svg:viewBox="0 0 6016 1441">
          <text:p/>
        </draw:connector>
      </draw:page>
      <draw:page draw:name="R10Init" draw:style-name="dp1" draw:master-page-name="Standaard">
        <draw:custom-shape draw:style-name="gr1" draw:text-style-name="P10" xml:id="id10" draw:id="id10" draw:layer="layout" svg:width="4.31cm" svg:height="2.68cm" svg:x="1cm" svg:y="7.7cm">
          <text:p text:style-name="P9"><text:span text:style-name="T1">R10A</text:span></text:p>
          <text:p text:style-name="P9"><text:span text:style-name="T3">getDITAfi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6" xml:id="id14" draw:id="id14" draw:layer="layout" svg:width="4.31cm" svg:height="2.68cm" svg:x="6.798cm" svg:y="7.7cm">
          <text:p text:style-name="P9"><text:span text:style-name="T1">R10B</text:span></text:p>
          <text:p text:style-name="P9"><text:span text:style-name="T1">getInde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6" xml:id="id13" draw:id="id13" draw:layer="layout" svg:width="4.31cm" svg:height="2.68cm" svg:x="12.597cm" svg:y="7.7cm">
          <text:p text:style-name="P9"><text:span text:style-name="T1">R10C</text:span></text:p>
          <text:p text:style-name="P9"><text:span text:style-name="T1">backu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1" draw:layer="layout" draw:line-skew="-1.599cm" svg:x1="3.155cm" svg:y1="7.7cm" svg:x2="26.345cm" svg:y2="7.7cm" draw:start-shape="id10" draw:start-glue-point="4" draw:end-shape="id11" draw:end-glue-point="4" svg:d="M3155 7700v-2174h23190v2174" svg:viewBox="0 0 23191 2175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13" draw:text-style-name="P6" xml:id="id12" draw:id="id12" draw:layer="layout" svg:width="2.68cm" svg:height="2.68cm" svg:x="13.412cm" svg:y="1.4cm">
          <text:p text:style-name="P9"><text:span text:style-name="T1">ini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6" xml:id="id15" draw:id="id15" draw:layer="layout" svg:width="4.31cm" svg:height="2.68cm" svg:x="18.395cm" svg:y="7.7cm">
          <text:p text:style-name="P9"><text:span text:style-name="T1">R10D</text:span></text:p>
          <text:p text:style-name="P9"><text:span text:style-name="T3">initDITA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6" xml:id="id11" draw:id="id11" draw:layer="layout" svg:width="4.31cm" svg:height="2.68cm" svg:x="24.19cm" svg:y="7.7cm">
          <text:p text:style-name="P9"><text:span text:style-name="T1">R10E</text:span></text:p>
          <text:p text:style-name="P9"><text:span text:style-name="T3">get</text:span></text:p>
          <text:p text:style-name="P9"><text:span text:style-name="T3">AllowedTa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11" draw:layer="layout" draw:type="line" svg:x1="14.752cm" svg:y1="4.08cm" svg:x2="14.752cm" svg:y2="7.7cm" draw:start-shape="id12" draw:start-glue-point="8" draw:end-shape="id13" draw:end-glue-point="4" svg:d="M14752 4080v3620" svg:viewBox="0 0 1 3621">
          <text:p/>
        </draw:connector>
        <draw:connector draw:style-name="gr14" draw:text-style-name="P11" draw:layer="layout" draw:type="line" svg:x1="8.953cm" svg:y1="7.7cm" svg:x2="8.967cm" svg:y2="5.537cm" draw:start-shape="id14" draw:start-glue-point="4" svg:d="M8953 7700l14-2163" svg:viewBox="0 0 15 2164">
          <text:p/>
        </draw:connector>
        <draw:connector draw:style-name="gr14" draw:text-style-name="P11" draw:layer="layout" draw:type="line" svg:x1="20.55cm" svg:y1="7.7cm" svg:x2="20.544cm" svg:y2="5.582cm" draw:start-shape="id15" draw:start-glue-point="4" svg:d="M20550 7700l-6-2118" svg:viewBox="0 0 7 21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7f06c" draw:opacity="50%" draw:textarea-horizontal-align="right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0:13:26.315260879</meta:creation-date>
    <dc:date>2018-10-25T17:26:35.594449486</dc:date>
    <meta:editing-duration>PT7H56M41S</meta:editing-duration>
    <meta:editing-cycles>16</meta:editing-cycles>
    <meta:generator>LibreOffice/6.0.6.2$Linux_X86_64 LibreOffice_project/00m0$Build-2</meta:generator>
    <meta:document-statistic meta:object-count="26"/>
  </office:meta>
</office:document-meta>
</file>